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1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1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1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3512" calcext:value-type="float">
            <text:p>75.34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1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7672" calcext:value-type="float">
            <text:p>74.33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1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1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0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0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0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0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0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0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0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0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0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200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199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199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199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6168" calcext:value-type="float">
            <text:p>66.87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199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9368" calcext:value-type="float">
            <text:p>65.8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1995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199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199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198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198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198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198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198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198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198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8103</text:p>
          </table:table-cell>
          <table:table-cell office:value-type="string" calcext:value-type="string">
            <text:p>198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